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Standaard" style:master-page-name="MP0" style:family="paragraph">
      <style:paragraph-properties fo:break-before="page"/>
      <style:text-properties fo:font-weight="bold" style:font-weight-asian="bold" style:font-weight-complex="bold"/>
    </style:style>
    <style:style style:name="P2" style:parent-style-name="Standaard" style:family="paragraph">
      <style:paragraph-properties fo:margin-left="0.4916in">
        <style:tab-stops/>
      </style:paragraph-properties>
    </style:style>
    <style:style style:name="P3" style:parent-style-name="Standaard" style:family="paragraph">
      <style:paragraph-properties fo:margin-left="0.4916in">
        <style:tab-stops/>
      </style:paragraph-properties>
    </style:style>
    <style:style style:name="P4" style:parent-style-name="Standaard" style:family="paragraph">
      <style:text-properties fo:font-weight="bold" style:font-weight-asian="bold" style:font-weight-complex="bold"/>
    </style:style>
    <style:style style:name="P5" style:parent-style-name="Lijstalinea" style:family="paragraph"/>
    <style:style style:name="P6" style:parent-style-name="Lijstalinea" style:family="paragraph"/>
    <style:style style:name="P7" style:parent-style-name="Lijstalinea" style:family="paragraph"/>
    <style:style style:name="P8" style:parent-style-name="Lijstalinea" style:family="paragraph"/>
    <style:style style:name="P9" style:parent-style-name="Lijstalinea" style:family="paragraph"/>
    <style:style style:name="P10" style:parent-style-name="Lijstalinea" style:family="paragraph"/>
    <style:style style:name="P11" style:parent-style-name="Lijstalinea" style:family="paragraph"/>
    <style:style style:name="P12" style:parent-style-name="Lijstalinea" style:family="paragraph"/>
    <style:style style:name="P13" style:parent-style-name="Lijstalinea" style:family="paragraph"/>
    <style:style style:name="P14" style:parent-style-name="Lijstalinea" style:family="paragraph"/>
    <style:style style:name="P15" style:parent-style-name="Lijstalinea" style:family="paragraph"/>
    <style:style style:name="P16" style:parent-style-name="Lijstalinea" style:family="paragraph"/>
    <style:style style:name="P17" style:parent-style-name="Lijstalinea" style:family="paragraph"/>
    <style:style style:name="P18" style:parent-style-name="Lijstalinea" style:family="paragraph"/>
    <style:style style:name="P19" style:parent-style-name="Lijstalinea" style:family="paragraph"/>
    <style:style style:name="P20" style:parent-style-name="Lijstalinea" style:family="paragraph"/>
    <style:style style:name="P21" style:parent-style-name="Standaard" style:family="paragraph">
      <style:text-properties fo:font-weight="bold" style:font-weight-asian="bold" style:font-weight-complex="bold"/>
    </style:style>
    <style:style style:name="P22" style:parent-style-name="Standaard" style:family="paragraph">
      <style:paragraph-properties fo:margin-left="0.4916in">
        <style:tab-stops/>
      </style:paragraph-properties>
      <style:text-properties style:text-underline-type="single" style:text-underline-style="solid" style:text-underline-width="auto" style:text-underline-mode="continuous"/>
    </style:style>
    <style:style style:name="P23" style:parent-style-name="Standaard" style:family="paragraph">
      <style:paragraph-properties fo:margin-left="0.4916in">
        <style:tab-stops/>
      </style:paragraph-properties>
      <style:text-properties style:text-underline-type="single" style:text-underline-style="solid" style:text-underline-width="auto" style:text-underline-mode="continuous"/>
    </style:style>
    <style:style style:name="P24" style:parent-style-name="Standaard" style:family="paragraph">
      <style:paragraph-properties fo:margin-left="0.4916in">
        <style:tab-stops/>
      </style:paragraph-properties>
    </style:style>
    <style:style style:name="T25" style:parent-style-name="Standaardalinea-lettertype" style:family="text">
      <style:text-properties fo:font-weight="bold" style:font-weight-asian="bold" style:font-weight-complex="bold"/>
    </style:style>
    <style:style style:name="T26" style:parent-style-name="Standaardalinea-lettertype" style:family="text">
      <style:text-properties fo:font-weight="bold" style:font-weight-asian="bold" style:font-weight-complex="bold"/>
    </style:style>
    <style:style style:name="T27" style:parent-style-name="Standaardalinea-lettertype" style:family="text">
      <style:text-properties fo:font-weight="bold" style:font-weight-asian="bold" style:font-weight-complex="bold"/>
    </style:style>
    <style:style style:name="P28" style:parent-style-name="Standaard" style:family="paragraph">
      <style:paragraph-properties fo:break-before="page"/>
      <style:text-properties fo:hyphenate="true"/>
    </style:style>
    <style:style style:name="P29" style:parent-style-name="Standaard" style:family="paragraph">
      <style:text-properties fo:hyphenate="true"/>
    </style:style>
    <style:style style:name="P30" style:parent-style-name="Lijstalinea" style:family="paragraph"/>
    <style:style style:name="P31" style:parent-style-name="Lijstalinea" style:family="paragraph"/>
    <style:style style:name="P32" style:parent-style-name="Lijstalinea" style:family="paragraph"/>
    <style:style style:name="P33" style:parent-style-name="Lijstalinea" style:family="paragraph"/>
    <style:style style:name="P34" style:parent-style-name="Lijstalinea" style:family="paragraph"/>
    <style:style style:name="T35" style:parent-style-name="Standaardalinea-lettertype" style:family="text">
      <style:text-properties fo:font-style="italic" style:font-style-asian="italic" style:font-style-complex="italic"/>
    </style:style>
    <style:style style:name="T36" style:parent-style-name="Standaardalinea-lettertype" style:family="text">
      <style:text-properties fo:font-style="italic" style:font-style-asian="italic" style:font-style-complex="italic"/>
    </style:style>
    <style:style style:name="P37" style:parent-style-name="Lijstalinea" style:family="paragraph"/>
    <style:style style:name="P38" style:parent-style-name="Lijstalinea" style:family="paragraph"/>
    <style:style style:name="P39" style:parent-style-name="Lijstalinea" style:family="paragraph"/>
    <style:style style:name="P40" style:parent-style-name="Lijstalinea" style:family="paragraph"/>
    <style:style style:name="P41" style:parent-style-name="Lijstalinea" style:family="paragraph"/>
    <style:style style:name="P42" style:parent-style-name="Lijstalinea" style:family="paragraph">
      <style:paragraph-properties fo:margin-left="0.75in">
        <style:tab-stops/>
      </style:paragraph-properties>
    </style:style>
    <style:style style:name="P43" style:parent-style-name="Lijstalinea" style:family="paragraph">
      <style:paragraph-properties fo:margin-left="0.75in">
        <style:tab-stops/>
      </style:paragraph-properties>
    </style:style>
    <style:style style:name="P44" style:parent-style-name="Lijstalinea" style:family="paragraph">
      <style:paragraph-properties fo:margin-left="0.75in">
        <style:tab-stops/>
      </style:paragraph-properties>
    </style:style>
    <style:style style:name="P45" style:parent-style-name="Lijstalinea" style:family="paragraph"/>
    <style:style style:name="T46" style:parent-style-name="Standaardalinea-lettertype" style:family="text">
      <style:text-properties fo:font-style="italic" style:font-style-asian="italic" style:font-style-complex="italic"/>
    </style:style>
    <style:style style:name="T47" style:parent-style-name="Standaardalinea-lettertype" style:family="text">
      <style:text-properties fo:font-style="italic" style:font-style-asian="italic" style:font-style-complex="italic"/>
    </style:style>
    <style:style style:name="T48" style:parent-style-name="Standaardalinea-lettertype" style:family="text">
      <style:text-properties fo:font-style="italic" style:font-style-asian="italic" style:font-style-complex="italic"/>
    </style:style>
    <style:style style:name="P49" style:parent-style-name="Lijstalinea" style:family="paragraph">
      <style:paragraph-properties fo:margin-left="0.75in">
        <style:tab-stops/>
      </style:paragraph-properties>
    </style:style>
    <style:style style:name="P50" style:parent-style-name="Lijstalinea" style:family="paragraph"/>
    <style:style style:name="P51" style:parent-style-name="Lijstalinea" style:family="paragraph">
      <style:paragraph-properties fo:margin-left="0.75in">
        <style:tab-stops/>
      </style:paragraph-properties>
    </style:style>
    <style:style style:name="T52" style:parent-style-name="Standaardalinea-lettertype" style:family="text">
      <style:text-properties fo:font-style="italic" style:font-style-asian="italic" style:font-style-complex="italic"/>
    </style:style>
    <style:style style:name="T53" style:parent-style-name="Standaardalinea-lettertype" style:family="text">
      <style:text-properties fo:font-style="italic" style:font-style-asian="italic" style:font-style-complex="italic"/>
    </style:style>
    <style:style style:name="P54" style:parent-style-name="Lijstalinea" style:family="paragraph">
      <style:paragraph-properties fo:margin-left="0.75in">
        <style:tab-stops/>
      </style:paragraph-properties>
    </style:style>
    <style:style style:name="P55" style:parent-style-name="Lijstalinea" style:family="paragraph"/>
    <style:style style:name="P56" style:parent-style-name="Standaard" style:family="paragraph">
      <style:paragraph-properties fo:margin-left="0.5in">
        <style:tab-stops/>
      </style:paragraph-properties>
    </style:style>
    <style:style style:name="P57" style:parent-style-name="Lijstalinea" style:family="paragraph"/>
    <style:style style:name="P58" style:parent-style-name="Lijstalinea" style:family="paragraph"/>
    <style:style style:name="T59" style:parent-style-name="Standaardalinea-lettertype" style:family="text">
      <style:text-properties fo:font-style="italic" style:font-style-asian="italic" style:font-style-complex="italic"/>
    </style:style>
    <style:style style:name="T60" style:parent-style-name="Standaardalinea-lettertype" style:family="text">
      <style:text-properties fo:font-style="italic" style:font-style-asian="italic" style:font-style-complex="italic"/>
    </style:style>
    <style:style style:name="T61" style:parent-style-name="Standaardalinea-lettertype" style:family="text">
      <style:text-properties fo:font-style="italic" style:font-style-asian="italic" style:font-style-complex="italic"/>
    </style:style>
    <style:style style:name="P62" style:parent-style-name="Lijstalinea" style:family="paragraph"/>
    <style:style style:name="P63" style:parent-style-name="Lijstalinea" style:family="paragraph"/>
    <style:style style:name="T64" style:parent-style-name="Standaardalinea-lettertype" style:family="text">
      <style:text-properties fo:font-style="italic" style:font-style-asian="italic" style:font-style-complex="italic"/>
    </style:style>
    <style:style style:name="P65" style:parent-style-name="Lijstalinea" style:family="paragraph"/>
    <style:style style:name="P66" style:parent-style-name="Lijstalinea" style:family="paragraph"/>
    <style:style style:name="P67" style:parent-style-name="Standaard" style:family="paragraph">
      <style:paragraph-properties fo:break-before="page"/>
      <style:text-properties fo:font-weight="bold" style:font-weight-asian="bold" style:font-weight-complex="bold" fo:hyphenate="true"/>
    </style:style>
    <style:style style:name="P68" style:parent-style-name="Lijstalinea" style:family="paragraph"/>
    <style:style style:name="P69" style:parent-style-name="Lijstalinea" style:family="paragraph"/>
    <style:style style:name="TableColumn71" style:family="table-column">
      <style:table-column-properties style:column-width="1.7687in"/>
    </style:style>
    <style:style style:name="TableColumn72" style:family="table-column">
      <style:table-column-properties style:column-width="2.2638in"/>
    </style:style>
    <style:style style:name="TableColumn73" style:family="table-column">
      <style:table-column-properties style:column-width="2.2604in"/>
    </style:style>
    <style:style style:name="Table70" style:family="table">
      <style:table-properties style:width="6.293in" fo:margin-left="0in" table:align="left"/>
    </style:style>
    <style:style style:name="TableRow74" style:family="table-row">
      <style:table-row-properties/>
    </style:style>
    <style:style style:name="TableCell75" style:family="table-cell">
      <style:table-cell-properties fo:border="0.0069in solid #000000" style:writing-mode="lr-tb" fo:padding-top="0in" fo:padding-left="0.075in" fo:padding-bottom="0in" fo:padding-right="0.075in"/>
    </style:style>
    <style:style style:name="P76" style:parent-style-name="Standaard" style:family="paragraph">
      <style:paragraph-properties fo:margin-bottom="0in"/>
    </style:style>
    <style:style style:name="TableCell77" style:family="table-cell">
      <style:table-cell-properties fo:border="0.0069in solid #000000" style:writing-mode="lr-tb" fo:padding-top="0in" fo:padding-left="0.075in" fo:padding-bottom="0in" fo:padding-right="0.075in"/>
    </style:style>
    <style:style style:name="P78" style:parent-style-name="Standaard" style:family="paragraph">
      <style:paragraph-properties fo:margin-bottom="0in"/>
      <style:text-properties fo:font-weight="bold" style:font-weight-asian="bold" style:font-weight-complex="bold"/>
    </style:style>
    <style:style style:name="TableCell79" style:family="table-cell">
      <style:table-cell-properties fo:border="0.0069in solid #000000" style:writing-mode="lr-tb" fo:padding-top="0in" fo:padding-left="0.075in" fo:padding-bottom="0in" fo:padding-right="0.075in"/>
    </style:style>
    <style:style style:name="P80" style:parent-style-name="Standaard" style:family="paragraph">
      <style:paragraph-properties fo:margin-bottom="0in"/>
      <style:text-properties fo:font-weight="bold" style:font-weight-asian="bold" style:font-weight-complex="bold"/>
    </style:style>
    <style:style style:name="TableRow81" style:family="table-row">
      <style:table-row-properties/>
    </style:style>
    <style:style style:name="TableCell82" style:family="table-cell">
      <style:table-cell-properties fo:border="0.0069in solid #000000" style:writing-mode="lr-tb" fo:padding-top="0in" fo:padding-left="0.075in" fo:padding-bottom="0in" fo:padding-right="0.075in"/>
    </style:style>
    <style:style style:name="P83" style:parent-style-name="Standaard" style:family="paragraph">
      <style:paragraph-properties fo:margin-bottom="0in"/>
      <style:text-properties fo:font-weight="bold" style:font-weight-asian="bold" style:font-weight-complex="bold"/>
    </style:style>
    <style:style style:name="TableCell84" style:family="table-cell">
      <style:table-cell-properties fo:border="0.0069in solid #000000" style:writing-mode="lr-tb" fo:padding-top="0in" fo:padding-left="0.075in" fo:padding-bottom="0in" fo:padding-right="0.075in"/>
    </style:style>
    <style:style style:name="P85" style:parent-style-name="Standaard" style:family="paragraph">
      <style:paragraph-properties fo:margin-bottom="0in"/>
    </style:style>
    <style:style style:name="TableCell86" style:family="table-cell">
      <style:table-cell-properties fo:border="0.0069in solid #000000" style:writing-mode="lr-tb" fo:padding-top="0in" fo:padding-left="0.075in" fo:padding-bottom="0in" fo:padding-right="0.075in"/>
    </style:style>
    <style:style style:name="P87" style:parent-style-name="Standaard" style:family="paragraph">
      <style:paragraph-properties fo:margin-bottom="0in"/>
    </style:style>
    <style:style style:name="TableRow88" style:family="table-row">
      <style:table-row-properties/>
    </style:style>
    <style:style style:name="TableCell89" style:family="table-cell">
      <style:table-cell-properties fo:border="0.0069in solid #000000" style:writing-mode="lr-tb" fo:padding-top="0in" fo:padding-left="0.075in" fo:padding-bottom="0in" fo:padding-right="0.075in"/>
    </style:style>
    <style:style style:name="P90" style:parent-style-name="Standaard" style:family="paragraph">
      <style:paragraph-properties fo:margin-bottom="0in"/>
      <style:text-properties fo:font-weight="bold" style:font-weight-asian="bold" style:font-weight-complex="bold"/>
    </style:style>
    <style:style style:name="TableCell91" style:family="table-cell">
      <style:table-cell-properties fo:border="0.0069in solid #000000" style:writing-mode="lr-tb" fo:padding-top="0in" fo:padding-left="0.075in" fo:padding-bottom="0in" fo:padding-right="0.075in"/>
    </style:style>
    <style:style style:name="P92" style:parent-style-name="Standaard" style:family="paragraph">
      <style:paragraph-properties fo:margin-bottom="0in"/>
    </style:style>
    <style:style style:name="TableCell93" style:family="table-cell">
      <style:table-cell-properties fo:border="0.0069in solid #000000" style:writing-mode="lr-tb" fo:padding-top="0in" fo:padding-left="0.075in" fo:padding-bottom="0in" fo:padding-right="0.075in"/>
    </style:style>
    <style:style style:name="P94" style:parent-style-name="Standaard" style:family="paragraph">
      <style:paragraph-properties fo:margin-bottom="0in"/>
    </style:style>
    <style:style style:name="TableRow95" style:family="table-row">
      <style:table-row-properties/>
    </style:style>
    <style:style style:name="TableCell96" style:family="table-cell">
      <style:table-cell-properties fo:border="0.0069in solid #000000" style:writing-mode="lr-tb" fo:padding-top="0in" fo:padding-left="0.075in" fo:padding-bottom="0in" fo:padding-right="0.075in"/>
    </style:style>
    <style:style style:name="P97" style:parent-style-name="Standaard" style:family="paragraph">
      <style:paragraph-properties fo:margin-bottom="0in"/>
      <style:text-properties fo:font-weight="bold" style:font-weight-asian="bold" style:font-weight-complex="bold"/>
    </style:style>
    <style:style style:name="TableCell98" style:family="table-cell">
      <style:table-cell-properties fo:border="0.0069in solid #000000" style:writing-mode="lr-tb" fo:padding-top="0in" fo:padding-left="0.075in" fo:padding-bottom="0in" fo:padding-right="0.075in"/>
    </style:style>
    <style:style style:name="P99" style:parent-style-name="Standaard" style:family="paragraph">
      <style:paragraph-properties fo:margin-bottom="0in"/>
    </style:style>
    <style:style style:name="TableCell100" style:family="table-cell">
      <style:table-cell-properties fo:border="0.0069in solid #000000" style:writing-mode="lr-tb" fo:padding-top="0in" fo:padding-left="0.075in" fo:padding-bottom="0in" fo:padding-right="0.075in"/>
    </style:style>
    <style:style style:name="P101" style:parent-style-name="Standaard" style:family="paragraph">
      <style:paragraph-properties fo:margin-bottom="0in"/>
    </style:style>
    <style:style style:name="TableRow102" style:family="table-row">
      <style:table-row-properties/>
    </style:style>
    <style:style style:name="TableCell103" style:family="table-cell">
      <style:table-cell-properties fo:border="0.0069in solid #000000" style:writing-mode="lr-tb" fo:padding-top="0in" fo:padding-left="0.075in" fo:padding-bottom="0in" fo:padding-right="0.075in"/>
    </style:style>
    <style:style style:name="P104" style:parent-style-name="Standaard" style:family="paragraph">
      <style:paragraph-properties fo:margin-bottom="0in"/>
      <style:text-properties fo:font-weight="bold" style:font-weight-asian="bold" style:font-weight-complex="bold"/>
    </style:style>
    <style:style style:name="TableCell105" style:family="table-cell">
      <style:table-cell-properties fo:border="0.0069in solid #000000" style:writing-mode="lr-tb" fo:padding-top="0in" fo:padding-left="0.075in" fo:padding-bottom="0in" fo:padding-right="0.075in"/>
    </style:style>
    <style:style style:name="P106" style:parent-style-name="Standaard" style:family="paragraph">
      <style:paragraph-properties fo:margin-bottom="0in"/>
    </style:style>
    <style:style style:name="TableCell107" style:family="table-cell">
      <style:table-cell-properties fo:border="0.0069in solid #000000" style:writing-mode="lr-tb" fo:padding-top="0in" fo:padding-left="0.075in" fo:padding-bottom="0in" fo:padding-right="0.075in"/>
    </style:style>
    <style:style style:name="P108" style:parent-style-name="Standaard" style:family="paragraph">
      <style:paragraph-properties fo:margin-bottom="0in"/>
    </style:style>
    <style:style style:name="TableRow109" style:family="table-row">
      <style:table-row-properties/>
    </style:style>
    <style:style style:name="TableCell110" style:family="table-cell">
      <style:table-cell-properties fo:border="0.0069in solid #000000" style:writing-mode="lr-tb" fo:padding-top="0in" fo:padding-left="0.075in" fo:padding-bottom="0in" fo:padding-right="0.075in"/>
    </style:style>
    <style:style style:name="P111" style:parent-style-name="Standaard" style:family="paragraph">
      <style:paragraph-properties fo:margin-bottom="0in"/>
      <style:text-properties fo:font-weight="bold" style:font-weight-asian="bold" style:font-weight-complex="bold"/>
    </style:style>
    <style:style style:name="TableCell112" style:family="table-cell">
      <style:table-cell-properties fo:border="0.0069in solid #000000" style:writing-mode="lr-tb" fo:padding-top="0in" fo:padding-left="0.075in" fo:padding-bottom="0in" fo:padding-right="0.075in"/>
    </style:style>
    <style:style style:name="P113" style:parent-style-name="Standaard" style:family="paragraph">
      <style:paragraph-properties fo:margin-bottom="0in"/>
    </style:style>
    <style:style style:name="TableCell114" style:family="table-cell">
      <style:table-cell-properties fo:border="0.0069in solid #000000" style:writing-mode="lr-tb" fo:padding-top="0in" fo:padding-left="0.075in" fo:padding-bottom="0in" fo:padding-right="0.075in"/>
    </style:style>
    <style:style style:name="P115" style:parent-style-name="Standaard" style:family="paragraph">
      <style:paragraph-properties fo:margin-bottom="0in"/>
    </style:style>
    <style:style style:name="TableRow116" style:family="table-row">
      <style:table-row-properties/>
    </style:style>
    <style:style style:name="TableCell117" style:family="table-cell">
      <style:table-cell-properties fo:border="0.0069in solid #000000" style:writing-mode="lr-tb" fo:padding-top="0in" fo:padding-left="0.075in" fo:padding-bottom="0in" fo:padding-right="0.075in"/>
    </style:style>
    <style:style style:name="P118" style:parent-style-name="Standaard" style:family="paragraph">
      <style:paragraph-properties fo:margin-bottom="0in"/>
      <style:text-properties fo:font-weight="bold" style:font-weight-asian="bold" style:font-weight-complex="bold"/>
    </style:style>
    <style:style style:name="TableCell119" style:family="table-cell">
      <style:table-cell-properties fo:border="0.0069in solid #000000" style:writing-mode="lr-tb" fo:padding-top="0in" fo:padding-left="0.075in" fo:padding-bottom="0in" fo:padding-right="0.075in"/>
    </style:style>
    <style:style style:name="P120" style:parent-style-name="Standaard" style:family="paragraph">
      <style:paragraph-properties fo:margin-bottom="0in"/>
    </style:style>
    <style:style style:name="TableCell121" style:family="table-cell">
      <style:table-cell-properties fo:border="0.0069in solid #000000" style:writing-mode="lr-tb" fo:padding-top="0in" fo:padding-left="0.075in" fo:padding-bottom="0in" fo:padding-right="0.075in"/>
    </style:style>
    <style:style style:name="P122" style:parent-style-name="Standaard" style:family="paragraph">
      <style:paragraph-properties fo:margin-bottom="0in"/>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Standaard" style:family="paragraph">
      <style:paragraph-properties fo:margin-bottom="0in"/>
      <style:text-properties fo:font-weight="bold" style:font-weight-asian="bold" style:font-weight-complex="bold"/>
    </style:style>
    <style:style style:name="TableCell126" style:family="table-cell">
      <style:table-cell-properties fo:border="0.0069in solid #000000" style:writing-mode="lr-tb" fo:padding-top="0in" fo:padding-left="0.075in" fo:padding-bottom="0in" fo:padding-right="0.075in"/>
    </style:style>
    <style:style style:name="P127" style:parent-style-name="Standaard" style:family="paragraph">
      <style:paragraph-properties fo:margin-bottom="0in"/>
    </style:style>
    <style:style style:name="TableCell128" style:family="table-cell">
      <style:table-cell-properties fo:border="0.0069in solid #000000" style:writing-mode="lr-tb" fo:padding-top="0in" fo:padding-left="0.075in" fo:padding-bottom="0in" fo:padding-right="0.075in"/>
    </style:style>
    <style:style style:name="P129" style:parent-style-name="Standaard" style:family="paragraph">
      <style:paragraph-properties fo:margin-bottom="0in"/>
    </style:style>
    <style:style style:name="TableRow130" style:family="table-row">
      <style:table-row-properties/>
    </style:style>
    <style:style style:name="TableCell131" style:family="table-cell">
      <style:table-cell-properties fo:border="0.0069in solid #000000" style:writing-mode="lr-tb" fo:padding-top="0in" fo:padding-left="0.075in" fo:padding-bottom="0in" fo:padding-right="0.075in"/>
    </style:style>
    <style:style style:name="P132" style:parent-style-name="Standaard" style:family="paragraph">
      <style:paragraph-properties fo:margin-bottom="0in"/>
      <style:text-properties fo:font-weight="bold" style:font-weight-asian="bold" style:font-weight-complex="bold"/>
    </style:style>
    <style:style style:name="TableCell133" style:family="table-cell">
      <style:table-cell-properties fo:border="0.0069in solid #000000" style:writing-mode="lr-tb" fo:padding-top="0in" fo:padding-left="0.075in" fo:padding-bottom="0in" fo:padding-right="0.075in"/>
    </style:style>
    <style:style style:name="P134" style:parent-style-name="Standaard" style:family="paragraph">
      <style:paragraph-properties fo:margin-bottom="0in"/>
    </style:style>
    <style:style style:name="TableCell135" style:family="table-cell">
      <style:table-cell-properties fo:border="0.0069in solid #000000" style:writing-mode="lr-tb" fo:padding-top="0in" fo:padding-left="0.075in" fo:padding-bottom="0in" fo:padding-right="0.075in"/>
    </style:style>
    <style:style style:name="P136" style:parent-style-name="Standaard" style:family="paragraph">
      <style:paragraph-properties fo:margin-bottom="0in"/>
    </style:style>
    <style:style style:name="TableRow137" style:family="table-row">
      <style:table-row-properties/>
    </style:style>
    <style:style style:name="TableCell138" style:family="table-cell">
      <style:table-cell-properties fo:border="0.0069in solid #000000" style:writing-mode="lr-tb" fo:padding-top="0in" fo:padding-left="0.075in" fo:padding-bottom="0in" fo:padding-right="0.075in"/>
    </style:style>
    <style:style style:name="P139" style:parent-style-name="Standaard" style:family="paragraph">
      <style:paragraph-properties fo:margin-bottom="0in"/>
      <style:text-properties fo:font-weight="bold" style:font-weight-asian="bold" style:font-weight-complex="bold"/>
    </style:style>
    <style:style style:name="TableCell140" style:family="table-cell">
      <style:table-cell-properties fo:border="0.0069in solid #000000" style:writing-mode="lr-tb" fo:padding-top="0in" fo:padding-left="0.075in" fo:padding-bottom="0in" fo:padding-right="0.075in"/>
    </style:style>
    <style:style style:name="P141" style:parent-style-name="Standaard" style:family="paragraph">
      <style:paragraph-properties fo:margin-bottom="0in"/>
    </style:style>
    <style:style style:name="TableCell142" style:family="table-cell">
      <style:table-cell-properties fo:border="0.0069in solid #000000" style:writing-mode="lr-tb" fo:padding-top="0in" fo:padding-left="0.075in" fo:padding-bottom="0in" fo:padding-right="0.075in"/>
    </style:style>
    <style:style style:name="P143" style:parent-style-name="Standaard" style:family="paragraph">
      <style:paragraph-properties fo:margin-bottom="0in"/>
    </style:style>
    <style:style style:name="TableRow144" style:family="table-row">
      <style:table-row-properties/>
    </style:style>
    <style:style style:name="TableCell145" style:family="table-cell">
      <style:table-cell-properties fo:border="0.0069in solid #000000" style:writing-mode="lr-tb" fo:padding-top="0in" fo:padding-left="0.075in" fo:padding-bottom="0in" fo:padding-right="0.075in"/>
    </style:style>
    <style:style style:name="P146" style:parent-style-name="Standaard" style:family="paragraph">
      <style:paragraph-properties fo:margin-bottom="0in"/>
      <style:text-properties fo:font-weight="bold" style:font-weight-asian="bold" style:font-weight-complex="bold"/>
    </style:style>
    <style:style style:name="TableCell147" style:family="table-cell">
      <style:table-cell-properties fo:border="0.0069in solid #000000" style:writing-mode="lr-tb" fo:padding-top="0in" fo:padding-left="0.075in" fo:padding-bottom="0in" fo:padding-right="0.075in"/>
    </style:style>
    <style:style style:name="P148" style:parent-style-name="Standaard" style:family="paragraph">
      <style:paragraph-properties fo:margin-bottom="0in"/>
    </style:style>
    <style:style style:name="TableCell149" style:family="table-cell">
      <style:table-cell-properties fo:border="0.0069in solid #000000" style:writing-mode="lr-tb" fo:padding-top="0in" fo:padding-left="0.075in" fo:padding-bottom="0in" fo:padding-right="0.075in"/>
    </style:style>
    <style:style style:name="P150" style:parent-style-name="Standaard" style:family="paragraph">
      <style:paragraph-properties fo:margin-bottom="0in"/>
    </style:style>
    <style:style style:name="TableRow151" style:family="table-row">
      <style:table-row-properties/>
    </style:style>
    <style:style style:name="TableCell152" style:family="table-cell">
      <style:table-cell-properties fo:border="0.0069in solid #000000" style:writing-mode="lr-tb" fo:padding-top="0in" fo:padding-left="0.075in" fo:padding-bottom="0in" fo:padding-right="0.075in"/>
    </style:style>
    <style:style style:name="P153" style:parent-style-name="Standaard" style:family="paragraph">
      <style:paragraph-properties fo:margin-bottom="0in"/>
    </style:style>
    <style:style style:name="TableCell154" style:family="table-cell">
      <style:table-cell-properties fo:border="0.0069in solid #000000" style:writing-mode="lr-tb" fo:padding-top="0in" fo:padding-left="0.075in" fo:padding-bottom="0in" fo:padding-right="0.075in"/>
    </style:style>
    <style:style style:name="P155" style:parent-style-name="Standaard" style:family="paragraph">
      <style:paragraph-properties fo:margin-bottom="0in"/>
    </style:style>
    <style:style style:name="TableCell156" style:family="table-cell">
      <style:table-cell-properties fo:border="0.0069in solid #000000" style:writing-mode="lr-tb" fo:padding-top="0in" fo:padding-left="0.075in" fo:padding-bottom="0in" fo:padding-right="0.075in"/>
    </style:style>
    <style:style style:name="P157" style:parent-style-name="Standaard" style:family="paragraph">
      <style:paragraph-properties fo:margin-bottom="0in"/>
    </style:style>
    <style:style style:name="P158" style:parent-style-name="Standaard" style:family="paragraph">
      <style:paragraph-properties fo:break-before="page"/>
      <style:text-properties fo:font-weight="bold" style:font-weight-asian="bold" style:font-weight-complex="bold" fo:hyphenate="true"/>
    </style:style>
    <style:style style:name="P159" style:parent-style-name="Standaard" style:family="paragraph">
      <style:text-properties fo:font-weight="bold" style:font-weight-asian="bold" style:font-weight-complex="bold"/>
    </style:style>
    <style:style style:name="P160" style:parent-style-name="Standaard" style:family="paragraph">
      <style:paragraph-properties fo:text-indent="0.4916in"/>
    </style:style>
    <style:style style:name="T161" style:parent-style-name="Standaardalinea-lettertype" style:family="text">
      <style:text-properties fo:font-style="italic" style:font-style-asian="italic" style:font-style-complex="italic"/>
    </style:style>
    <style:style style:name="T162" style:parent-style-name="Standaardalinea-lettertype" style:family="text">
      <style:text-properties fo:font-style="italic" style:font-style-asian="italic" style:font-style-complex="italic"/>
    </style:style>
    <style:style style:name="P163" style:parent-style-name="Standaard" style:family="paragraph">
      <style:paragraph-properties fo:margin-left="0.4916in">
        <style:tab-stops/>
      </style:paragraph-properties>
      <style:text-properties fo:font-style="italic" style:font-style-asian="italic" style:font-style-complex="italic"/>
    </style:style>
    <style:style style:name="P164" style:parent-style-name="Standaard" style:family="paragraph">
      <style:paragraph-properties fo:margin-left="0.4916in">
        <style:tab-stops/>
      </style:paragraph-properties>
      <style:text-properties fo:font-style="italic" style:font-style-asian="italic" style:font-style-complex="italic"/>
    </style:style>
    <style:style style:name="P165" style:parent-style-name="Standaard" style:family="paragraph">
      <style:paragraph-properties fo:margin-left="0.4916in">
        <style:tab-stops/>
      </style:paragraph-properties>
      <style:text-properties fo:font-style="italic" style:font-style-asian="italic" style:font-style-complex="italic"/>
    </style:style>
    <style:style style:name="P166" style:parent-style-name="Standaard" style:family="paragraph">
      <style:paragraph-properties fo:margin-left="0.4916in">
        <style:tab-stops/>
      </style:paragraph-properties>
      <style:text-properties fo:font-style="italic" style:font-style-asian="italic" style:font-style-complex="italic"/>
    </style:style>
    <style:style style:name="P167" style:parent-style-name="Standaard" style:family="paragraph">
      <style:paragraph-properties fo:margin-left="0.4916in">
        <style:tab-stops/>
      </style:paragraph-properties>
      <style:text-properties fo:font-style="italic" style:font-style-asian="italic" style:font-style-complex="italic"/>
    </style:style>
    <style:style style:name="P168" style:parent-style-name="Standaard" style:family="paragraph">
      <style:paragraph-properties fo:margin-left="0.4916in">
        <style:tab-stops/>
      </style:paragraph-properties>
      <style:text-properties fo:font-style="italic" style:font-style-asian="italic" style:font-style-complex="italic"/>
    </style:style>
    <style:style style:name="P169" style:parent-style-name="Lijstalinea" style:family="paragraph"/>
    <style:style style:name="P170" style:parent-style-name="Lijstalinea" style:family="paragraph"/>
    <style:style style:name="P171" style:parent-style-name="Standaard" style:family="paragraph">
      <style:text-properties fo:hyphenate="true"/>
    </style:style>
    <style:style style:name="P172" style:parent-style-name="Standaard" style:family="paragraph">
      <style:text-properties fo:hyphenate="true"/>
    </style:style>
    <style:style style:name="P173" style:parent-style-name="Kop2" style:family="paragraph">
      <style:paragraph-properties fo:break-before="page"/>
    </style:style>
  </office:automatic-styles>
  <office:body>
    <office:text text:use-soft-page-breaks="true">
      <text:p text:style-name="P1"/>
      <text:h text:style-name="Kop1" text:outline-level="1">Algemeen<text:tab/><text:tab/><text:tab/><text:tab/><text:tab/><text:tab/><text:tab/>26-9-2022</text:h>
      <text:p text:style-name="Standaard">Simpylc biedt de mogelijkheid om besturingssystemen te bouwen. Jacques heeft een virtuele omgeving gebouwd waarin een auto geautomatiseerd een parkoers aflegt.<text:s/></text:p>
      <text:p text:style-name="Standaard">Het programma functioneert met 2 python<text:s/>instanties:</text:p>
      <text:p text:style-name="P2">Instantie 1: hiermee wordt de wereld gebouwd<text:s/>inclusief de auto.</text:p>
      <text:p text:style-name="P3">Instance 2: aansturing van de auto. Invoer vanuit instance 1 wordt hier vertaald naar stuurhoek en snelheid van de auto. <text:s/></text:p>
      <text:p text:style-name="Standaard">Er is<text:s/>al een geautomatiseerde sturing op basis van een virtuele sonar en een virtuele lidar met een zogenaamd expliciet algoritme. Dit algoritme zou je ook kunnen vervangen door een neuraal netwerk. Een doel van het project is om het algoritme te vervangen door een<text:s/>neuraal netwerk.<text:s/></text:p>
      <text:p text:style-name="P4"/>
      <text:h text:style-name="Kop1" text:outline-level="1">Expliciet algoritme: Hardcoded-client.<text:tab/><text:tab/><text:tab/><text:tab/>26-9-2022</text:h>
      <text:p text:style-name="Standaard">De basis voor het project is de de hardcoded client. Binnen de hardcoded client wordt de aansturing expliciet opgegeven. Data uit een (virtuele) sonar of lidar sensor worden ingevoerd in een algoritme en daaruit volgt een gewenste stuurhoek.<text:s/></text:p>
      <text:p text:style-name="Standaard">Het project begon met het onder de knie krijgen van de werking van de hardcoded client. Het is nodig om de werking van de hardcoded client te snappen om de aansturing te kunnen vervangen door een neuraal netwerk.<text:s/></text:p>
      <text:p text:style-name="Standaard">De werking bestaat in basis uit een onderlinge uitwisseling tussen de twee python instanties. De eerste levert informatie over de auto aan de tweede<text:s/>instantie, die op zijn beurt deze informatie gebruikt om een nieuwe sturing te berekenen voor de auto<text:s/>en deze nieuwe sturing teruggeeft aan de eerste.<text:s/></text:p>
      <text:p text:style-name="Standaard"/>
      <text:h text:style-name="Kop1" text:outline-level="1">Neuraal netwerk</text:h>
      <text:p text:style-name="Standaard">Het expliciete algoritme wordt vervangen door een neuraal netwerk.<text:s/>Er zijn twee frameworks aangereikt om een neuraal netwerk op te zetten:</text:p>
      <text:list text:style-name="LFO1" text:continue-numbering="true">
        <text:list-item>
          <text:p text:style-name="P5">Tensorflow</text:p>
        </text:list-item>
        <text:list-item>
          <text:p text:style-name="P6">Scikit<text:s/>Learn</text:p>
        </text:list-item>
      </text:list>
      <text:p text:style-name="Standaard">In eerste instantie heb ik een model in<text:s/>Tensorflow<text:s/>gemaakt. Vervolgens in<text:s/>Scikit<text:s/>Learn.<text:s/>Het proces om tot een voorspellend neuraal netwerk te komen zijn gelijk voor beide frameworks en bestaan uit de volgende stappen:</text:p>
      <text:list text:style-name="LFO2" text:continue-numbering="true">
        <text:list-item>
          <text:p text:style-name="P7">Aanmaken trainingsset</text:p>
        </text:list-item>
        <text:list-item>
          <text:p text:style-name="P8">Bouwen topologie netwerk, (layers, nodes, links )</text:p>
        </text:list-item>
        <text:list-item>
          <text:p text:style-name="P9">Preprocessing input data (sonar en lidar data)</text:p>
        </text:list-item>
        <text:list-item>
          <text:p text:style-name="P10">Trainen model van het model<text:s/></text:p>
        </text:list-item>
        <text:list-item>
          <text:p text:style-name="P11">Validatie van het model<text:s/></text:p>
        </text:list-item>
      </text:list>
      <text:p text:style-name="Standaard"/>
      <text:soft-page-break/>
      <text:h text:style-name="Kop2" text:outline-level="2">Acties<text:s/>bouwen neuraal netwerk</text:h>
      <text:p text:style-name="Standaard">Hieronder staat een beschrijving van de acties die leiden tot het omzetten van de aansturing van de auto voor neuraal netwerk.</text:p>
      <text:list text:style-name="LFO3" text:continue-numbering="true">
        <text:list-item>
          <text:p text:style-name="P12">Informatie absorberen, inlezen over het framework, tutorials maken.<text:s/></text:p>
        </text:list-item>
        <text:list-item>
          <text:p text:style-name="P13">Opbouwen van een neuraal netwerk.In de code van het framework definieer je de verschillende lagen, input laag, hidden layers en output laag.</text:p>
        </text:list-item>
        <text:list-item>
          <text:p text:style-name="P14">Aanmaken trainingssets met het expliciete algoritme. De gegevens sla je op in<text:s/>files. De meest optimale ritten gebruik je<text:s/>voor de training van het model. Je splitst de set in een trainingsset en een validatieset.<text:s/></text:p>
        </text:list-item>
        <text:list-item>
          <text:p text:style-name="P15">Met trainingsritten (sonarafstand/lidarafstand en stuurrichting) train je een neuraal netwerk model. Je hebt dan,<text:s/>een mode<text:s/>voor de sonar<text:s/>en een model<text:s/>voor de lidar.<text:s/></text:p>
        </text:list-item>
        <text:list-item>
          <text:p text:style-name="P16">De fit ga je valideren met de validatieset.<text:s/></text:p>
        </text:list-item>
        <text:list-item>
          <text:p text:style-name="P17">Dit vertaal je naar een algoritme voor sturing van de auto. Met de prediction method maak je een<text:s/>voorspelling op basis van input waarden van de sensoren. Deze kun je in de aansturing van de auto toepassen.<text:s/></text:p>
        </text:list-item>
      </text:list>
      <text:p text:style-name="Lijstalinea"/>
      <text:h text:style-name="Kop2" text:outline-level="2">Aanmaken trainingsset</text:h>
      <text:p text:style-name="Standaard">Voor de trainingsset wordt de data van een rit van 3 minuten ingewonnen met de hardcoded client, zowel voor de sonar als de lidar data. De auto heeft dan een aantal ronden het traject afgeleid, zodat je in ieder geval voldoende data heeft voor de training. Het bestand van de trainingsset bestaat uit kolommen voor de sensor waarden, 3 voor de sonar en 16 voor de lidar, de laatste kolom is de<text:s/>huidige<text:s/>stuurhoek<text:s/>van de auto. Deze<text:s/>laatste kolom wordt gebruikt als label voor het trainen van het model. De andere kolommen vormen de input.</text:p>
      <text:p text:style-name="Standaard"/>
      <text:h text:style-name="Kop2" text:outline-level="2">Bouwen topologie van het netwerk</text:h>
      <text:p text:style-name="Standaard">De topologie bestaat uit 3 lagen:</text:p>
      <text:list text:style-name="LFO2" text:continue-numbering="true">
        <text:list-item>
          <text:p text:style-name="P18">Input laag,</text:p>
        </text:list-item>
        <text:list-item>
          <text:p text:style-name="P19">Hidden layer(s),</text:p>
        </text:list-item>
        <text:list-item>
          <text:p text:style-name="P20">Output laag.<text:s/></text:p>
        </text:list-item>
      </text:list>
      <text:p text:style-name="Standaard">Iedere laag bevat nodes. De lagen zijn fully connected.</text:p>
      <text:p text:style-name="Standaard">De input laag wordt gevoed met data uit de sensoren, 3 sonar afstanden, of 16 lidar afstanden.<text:s/></text:p>
      <text:p text:style-name="Standaard">De afstanden uit de sensoren leiden tot een aanpassingen van de stuurhoek en de snelheid. Je zou verwachten dat er 2 output nodes zouden moeten zijn: 1 voor de stuurhoek en 1 voor de snelheid. Aangezien de doelsnelheid rechtstreeks afhankelijk is van de snelheid bestaat de output laag uit 1 node, voor de doelsnelheid.<text:s/></text:p>
      <text:p text:style-name="Standaard">Het aantal layers en het aantal nodes in de hidden layers zijn vrij te kiezen. Er wordt wel gerekend met relu als activatie functie. Het model reageert dan niet lineair, hetgeen leidt tot een onzeker eindresultaat van de training leidt.<text:s/></text:p>
      <text:p text:style-name="P21"><text:s/></text:p>
      <text:h text:style-name="Kop2" text:outline-level="2">Trainen Model<text:s/></text:h>
      <text:p text:style-name="Standaard">Voor het trainen van het model worden<text:s/>eerst sensor waarden als input in het model gedaan, vervolgens wordt het neuraal netwerk doorgerekend, en volgt een outputwaarde, die een passende waarde voor de stuurhoek voorstelt. Deze waarde wordt vergeleken met het label, de stuurhoek uit de trainingsset.<text:s/></text:p>
      <text:soft-page-break/>
      <text:p text:style-name="Standaard">Aan de hand van de vergelijking berekende stuurhoek met het label worden gewichtsfactoren in het model aangepast, zodat de output uit model beter overeenkomt met het label. Het trainen van het neuraal netwerk begint met willekeurige waarden voor de gewichtsfactoren. <text:s/>Met behulp van backpropagation worden de gewichtsfactoren geoptimaliseerd. <text:s/>Dit is een iteratief proces waarbij meerdere keren door de trainingsset geloopd wordt.<text:s/>Er wordt naar een optimaal resultaat toegewerkt, die overeenkomt met een minimale waarde uit de loss-functie.</text:p>
      <text:p text:style-name="Standaard"/>
      <text:h text:style-name="Kop2" text:outline-level="2">Validatie model</text:h>
      <text:p text:style-name="Standaard">De geldigheid van het model na trainen kan gevalideerd worden op een onafhankelijke dataset. Voor een goede fit geldt dat het model ongeveer een zelfde nauwkeurigheid heeft voor de voorspelling voor de validatieset als voor de trainingsset. Validatie is normaal gesproken geen onderdeel van<text:s/>dit<text:s/>project. Er is wel<text:s/>een deel van de trainingsset apart gezet om een de validatie uit te voeren. <text:s/></text:p>
      <text:p text:style-name="Standaard"/>
      <text:h text:style-name="Kop2" text:outline-level="2">Configuratie voor model fitting</text:h>
      <text:p text:style-name="Standaard">Los van de topologie van het model zijn er parameters<text:s/>waarmee het functioneren van het model gestuurd worden. Configuratie valt in 3 categorieën:<text:s/></text:p>
      <text:p text:style-name="P22">Optimizer</text:p>
      <text:p text:style-name="P23">Loss-functie</text:p>
      <text:p text:style-name="P24">Metrics</text:p>
      <text:p text:style-name="Standaard">Binnen de<text:s/><text:span text:style-name="T25">optimizer</text:span><text:s/>wordt een algoritme gekozen om naar een resultaat te itereren. Er wordt door de docent geadviseerd om Adam te gebruiken. Dit is een geavanceerdere versie van gradient descent methode.</text:p>
      <text:p text:style-name="Standaard">De<text:s/><text:span text:style-name="T26">loss-functie</text:span><text:s/>wordt gebruikt om te bepalen of de training van het model de goede kant op gaan.</text:p>
      <text:p text:style-name="Standaard"><text:span text:style-name="T27">Metrics</text:span><text:s/>is nauw verwant aan de loss-functie, en geeft een beeld van de nauwkeurigheid<text:s/>van het model, maar het wordt niet gebruikt voor de training van het model. <text:s/></text:p>
      <text:p text:style-name="P28"/>
      <text:p text:style-name="P29"/>
      <text:h text:style-name="Kop1" text:outline-level="1">Tensorflow<text:tab/><text:tab/><text:tab/><text:tab/><text:tab/><text:tab/><text:tab/>23-9-2022</text:h>
      <text:p text:style-name="Standaard">Voordat daadwerkelijk met<text:s/>Tensorflow<text:s/>een neuraal netwerk opgezet wordt, is input data voor het model ingewonnen. In eerste instantie heb ik een aantal tutorials gevolgd van de website van<text:s/>Tensorflow:<text:s/></text:p>
      <text:list text:style-name="LFO2" text:continue-numbering="true">
        <text:list-item>
          <text:p text:style-name="P30">Sequential model</text:p>
        </text:list-item>
        <text:list-item>
          <text:p text:style-name="P31">Training of a model</text:p>
        </text:list-item>
        <text:list-item>
          <text:p text:style-name="P32">Classification (voorbeeld classificatie met een model).<text:s/></text:p>
        </text:list-item>
      </text:list>
      <text:p text:style-name="Standaard">Uit de informatie maak ik op dat we voor probleem van de aansturing van de auto een sequential model<text:s/>moeten opzetten. Een sequential model is een simpel neuraal netwerk. Waarbij je laagsewijs een model opstelt, bestaande uit een input laag, hidden layers en een output layer. Met hulpprogramma Keras wordt het netwerk gemaakt.</text:p>
      <text:p text:style-name="Standaard"/>
      <text:h text:style-name="Kop2" text:outline-level="2">Ervaring opzet neuraal netwerk met<text:s/>Tensorflow<text:tab/><text:tab/><text:tab/><text:tab/><text:tab/>27-9-2022</text:h>
      <text:list text:style-name="LFO4" text:continue-numbering="true">
        <text:list-item>
          <text:p text:style-name="P33">Testdata verzamelen. Ik heb datafile aangemaakt met hardcoded_client_sonar.py. <text:s/>Er wordt 3 minuten data ingezameld en weggeschreven naar sonar.samples_v1 en lidar.samples_v1.</text:p>
        </text:list-item>
      </text:list>
      <text:p text:style-name="Lijstalinea"/>
      <text:list text:style-name="LFO4" text:continue-numbering="true">
        <text:list-item>
          <text:p text:style-name="P34">Bouw neuraal netwerk<text:s/>Tensorflow. Het neurale netwerk kan met verschillende instellingen zijn getest. De bouw van het model heb ik in<text:s/><text:span text:style-name="T35">Tensorflow</text:span><text:span text:style-name="T36">_X.py</text:span><text:s/>gezet.</text:p>
        </text:list-item>
      </text:list>
      <text:p text:style-name="Lijstalinea">Keuzes voor de opbouw<text:s/>van het model zijn onder te verdelen in:</text:p>
      <text:list text:style-name="LFO4" text:continue-numbering="true">
        <text:list-item>
          <text:list>
            <text:list-item>
              <text:p text:style-name="P37">Opbouw topologie neuraal netwerk, nodes en layers,</text:p>
            </text:list-item>
            <text:list-item>
              <text:p text:style-name="P38">Fitting: Optimizer,</text:p>
            </text:list-item>
            <text:list-item>
              <text:p text:style-name="P39">Fitting: Loss function,<text:s/></text:p>
            </text:list-item>
            <text:list-item>
              <text:p text:style-name="P40">Epochs: aantal iteraties dat maximaal door de trainingsset (of een gedeelte van de trainingsset) gelopen wordt.<text:s/></text:p>
            </text:list-item>
          </text:list>
        </text:list-item>
      </text:list>
      <text:p text:style-name="Lijstalinea"/>
      <text:list text:style-name="LFO5" text:continue-numbering="true">
        <text:list-item>
          <text:p text:style-name="P41">Opbouw neuraal netwerk. Van het netwerk ligt de invoerlaag en de uitvoerlaag vast.<text:s/></text:p>
        </text:list-item>
      </text:list>
      <text:p text:style-name="P42">De invoerlaag bestaat uit 3 nodes, één voor iedere sonarmeting. De uitvoerlaag is 1 node, namelijk voor de stuurhoek.</text:p>
      <text:p text:style-name="P43">Daartussen zitten hidden layers. Ik heb met verschillende aantallen hidden layers gewerkt, tussen 2 en 5. Ik kan moeilijk achterhalen wat beter werkt. Een belangrijke oorzaak hiervan is dat verschillende trainingssessie met de zelfde invoer en zelfde configuratie van het model heel verschillende resultaten kunnen opleveren.<text:s/></text:p>
      <text:p text:style-name="P44"/>
      <text:list text:style-name="LFO5" text:continue-numbering="true">
        <text:list-item>
          <text:p text:style-name="P45">Optimizer: Ik heb verschillende optimizers getest,<text:s/><text:span text:style-name="T46">adam, sgd</text:span><text:s/>(gradient descent),<text:s/><text:span text:style-name="T47">rmsprop</text:span>. Ik kreeg wel verschillende resultaten, maar ik kon niet bepalen welke er beter was. Frank vertelde dat<text:s/><text:span text:style-name="T48">Adam</text:span><text:s/>meestal het beste is. Ada,<text:s/>houdt het beste rekening met de veranderingen uit vorige iteraties. Een parameter binnen de optimizer waar aan gesleuteld is, is de learning rate.</text:p>
        </text:list-item>
      </text:list>
      <text:p text:style-name="P49"/>
      <text:list text:style-name="LFO5" text:continue-numbering="true">
        <text:list-item>
          <text:p text:style-name="P50">Loss function: Er is een ruime keuze aan loss functies, maar ze zijn niet allemaal geschikt. Het is niet altijd duidelijk wat de loss-functie representeert. Afhankelijk van het type output data kies je de loss-functies. De output data is stuurhoek, een reeël getal.<text:s/></text:p>
        </text:list-item>
      </text:list>
      <text:p text:style-name="Lijstalinea"/>
      <text:soft-page-break/>
      <text:p text:style-name="P51">Loss-functies zoals “categorical cross entropy” gaan uit van catergorieën. Dit is dus minder/niet geschikt<text:s/>voor deze situatie. Een aantal loss functies ken ik niet, zoals<text:s/><text:span text:style-name="T52">Hinge</text:span>, maar uit testen kan ik geen stuurhoeken krijgen. De loss-functie die ik wel kan gebruiken is<text:s/><text:span text:style-name="T53">Mean Squared Error.</text:span><text:s/>Dit lijkt ook logische omdat de mean squared error gebaseerd is op reeële getallen.<text:s/></text:p>
      <text:p text:style-name="P54"/>
      <text:list text:style-name="LFO5" text:continue-numbering="true">
        <text:list-item>
          <text:p text:style-name="P55">Epochs: meer epochs levert over het algemeen betere resultaten op.<text:s/>In principe is het <text:s/>oppassen<text:s/>voor<text:s/>overfitting! Dat kun je checken met de functie evaluate op een controleset.</text:p>
        </text:list-item>
      </text:list>
      <text:p text:style-name="P56"/>
      <text:list text:style-name="LFO4" text:continue-numbering="true">
        <text:list-item>
          <text:p text:style-name="P57">Validatiie het model. De evaluate functie<text:s/>is<text:s/>wel uitgevoerd, maar<text:s/>er is<text:s/>niet<text:s/>uitgebreid gekeken naar het functioneren.<text:s/></text:p>
        </text:list-item>
      </text:list>
      <text:p text:style-name="Lijstalinea"/>
      <text:list text:style-name="LFO4" text:continue-numbering="true">
        <text:list-item>
          <text:p text:style-name="P58">Implementatie AI in hardcoded aansturing.<text:s/></text:p>
        </text:list-item>
      </text:list>
      <text:p text:style-name="Lijstalinea">Als basis heb ik de hardcoded_client.py gebruikt en deze heb ik omgezet naar ai_client_sonar_v01.py</text:p>
      <text:p text:style-name="Lijstalinea">Het getrainde model kun je opslaan en later laden. Dit model<text:s/>heeft een method predict, die kun je voeden met sonardata uit een lopende sessie. Het ingeladen model roep je aan onder de functie sweep.<text:s/></text:p>
      <text:p text:style-name="Standaard"/>
      <text:h text:style-name="Kop2" text:outline-level="2">Eerste ervaring<text:s/>Tensorflow<text:s/>model naar aansturing lidar.<text:tab/><text:tab/><text:tab/>28-9-2022</text:h>
      <text:p text:style-name="Standaard">In eerste instantie heb ik het model getraind voor de sonar sensoren. Uitgangspunt is dat het model in essentie op de zelfde manier wordt gebouwd voor de lidar als voor de sonar. Voor de lidar ga je uit van 16 nodes in de input laag voor de sonar van 3.<text:s/></text:p>
      <text:p text:style-name="Standaard">Nog een speciale aanpassing wordt gedaan aan de Metrics. Ik ben overgeschakeld van<text:s/><text:span text:style-name="T59">accuracy</text:span><text:s/>naar<text:s/><text:span text:style-name="T60">mae,</text:span><text:s/><text:span text:style-name="T61">accuracy<text:s/></text:span>is minder geschikt. Accuracy geeft een beeld van de exacte voorspellingen. Dat kun je voor een onderverdeling in klassen gebruiken, maar niet voor een reeël getal zoals voor de stuurhoek gebruikt wordt.</text:p>
      <text:p text:style-name="Standaard">Het was niet eenvoudig om een goede fit te maken<text:s/>voor de lidar data. Ik heb veel verschillende layer configuraties toegepast, maar het eindresultaat was niet altijd even eenduidig.<text:s/>Eén van de oorzaken van het onduidelijke eindresultaat is, dat<text:s/>Iedere sessie met de zelfde configuratie<text:s/>leidt tot een andere uitkomst.<text:s/>Over het algemeen geldt dat er<text:s/>met<text:s/>meer hidden layers en meer nodes in de hidden layers<text:s/>een<text:s/>resultaat<text:s/>uitkomt die dichter bij de invoerdata komt.<text:s/></text:p>
      <text:p text:style-name="Standaard"/>
      <text:h text:style-name="Kop2" text:outline-level="2">Experimenteren met<text:s/>Tensorflow<text:tab/><text:tab/><text:tab/><text:tab/><text:tab/>29-9-2022</text:h>
      <text:p text:style-name="Standaard">De aanpak was er op gericht om snel naar een resultaat<text:s/>toe<text:s/>te werken, <text:s/>de auto gaat rijden op basis van een neuraal netwerk. De resultaten zijn in verschillende files terecht gekomen:</text:p>
      <text:list text:style-name="LFO2" text:continue-numbering="true">
        <text:list-item>
          <text:p text:style-name="P62">Bouw neuraal netwerk in test_Tensorflow.py ( model sonardata) en lidar_Tensorflow.py</text:p>
        </text:list-item>
        <text:list-item>
          <text:p text:style-name="P63">Code voor aansturing auto met<text:s/>Tensorflow-model.<text:s/></text:p>
        </text:list-item>
      </text:list>
      <text:p text:style-name="Standaard">Ik heb voor zowel de sonar als de lidar een werkend model gemaakt. Ik heb verschillende sessies met identieke instellingen gedaan en ik kan dan heel verschillende resultaten krijgen. Dit wordt veroorzaakt doordat<text:s/>bij iedere<text:s/>trainingssessie<text:s/>het neuraal netwerk<text:s/>begint met random gewichtsfactoren en als gevolg daarvan iedere keer<text:s/>in<text:s/>een ander eindresultaat<text:s/>uitmondt. Soms is zo’n eindresultaat bruikbaar, soms zit het er ver naast.<text:s/>Het eindresultaat moet<text:s/>dus<text:s/>altijd kritisch bekeken worden. Dat kan door<text:s/>na de training<text:s/>een vergelijking te maken tussen de berekende<text:s/><text:soft-page-break/>stuurhoek en de label-stuurhoek. Het loont in ieder geval om verschillende keren een trainingssessie uit te voeren en het beste eindresultaat te selecteren voor implementatie in de auto.<text:s/></text:p>
      <text:p text:style-name="Standaard">Wisselende learning rates leveren wel een duidelijk resultaat op, lager dan 0.01 levert geen verbetering op (gegeven het model <text:s/></text:p>
      <text:p text:style-name="Standaard"/>
      <text:h text:style-name="Kop2" text:outline-level="2">Optimalisatie neuraal netwerk<text:tab/><text:tab/><text:tab/><text:tab/>3-10-2022</text:h>
      <text:p text:style-name="Standaard">Er zijn veel mogelijkheden voor optimalisatie van het model.<text:s/>Optimalisatie moet leiden tot een nauwkeuriger resultaat, binnen aanvaardbare rekentijden.<text:s/></text:p>
      <text:p text:style-name="Standaard">Een mogelijke<text:s/>nauwkeuriger resultaat<text:s/>zou<text:s/>gerealiseerd kunnen worden door<text:s/>het normaliseren van de labels (stuurhoeken). Dit is geadviseerd in de projectomschrijving, maar niet uitgevoerd. Het is onduidelijk in hoeverre dit tot verbetering leidt.<text:s/></text:p>
      <text:p text:style-name="Standaard">Ik heb gewerkt met verschillende configuraties binnen<text:s/>Tensorflow. Het afregelen van het model vergt het maken van verschillende keuze in een<text:s/>iteratief proces. Niet altijd zijn de gevolgen van keuzes even duidelijk te maken. Door testen en uit te proberen kun je keuzes onderbouwen.<text:s/></text:p>
      <text:p text:style-name="Standaard">Er zijn ook hulpmiddelen<text:s/>voor het opzetten van een model. Op aanraden van Pieter heb ik<text:s/><text:span text:style-name="T64">keras tuner</text:span><text:s/>geprobeerd. Keras tuner helpt bij de keuze voor de inrichting van het model. Met Keras Tuner kan in ieder geval een optimale learning rate en optimale aantal nodes in de hidden layer bekeken worden.<text:s/></text:p>
      <text:p text:style-name="Standaard">Het is relatief eenvoudig in gebruik. Met behulp van een tutorial is de tool te gebruiken. Er komt een<text:s/>optimaal aantal nodes en learning rate uit die op het eerste zicht betrouwbaar lijken. Een aantal zaken zijn (nog) niet duidelijk:</text:p>
      <text:list text:style-name="LFO2" text:continue-numbering="true">
        <text:list-item>
          <text:p text:style-name="P65">Werkt het met meerdere hidden layers.<text:s/></text:p>
        </text:list-item>
        <text:list-item>
          <text:p text:style-name="P66">Kunnen ook andere stuurparameters onderzocht worden, zoals optimizers, of epochs.<text:s/></text:p>
        </text:list-item>
      </text:list>
      <text:p text:style-name="Standaard">Bij het toepassen van Keras Tuner moet van tevoren wel nagedacht worden over de instellingen. Het is een rekenintensief programma, waarbij de configuratie een belangrijke rol speelt in de rekentijd.</text:p>
      <text:p text:style-name="Standaard"/>
      <text:p text:style-name="P67"/>
      <text:h text:style-name="Kop2" text:outline-level="2">Scikit<text:s/>learn</text:h>
      <text:p text:style-name="Standaard">Scikit<text:s/>learn is een alternatief voor<text:s/>Tensorflow<text:s/>voor het maken, trainen en valideren van neurale netwerken. Ik heb een apart python virtual environment aangemaakt (sklearn-venv), om bij de eerste testen interferentie met<text:s/>Tensorflow<text:s/>te vermijden. In een later stadium heb ik<text:s/>Scikit<text:s/>in de omgeving ingevoegd in de hoofd omgeving (env). De installaties verliepen in beide virtuele omgevingen probleemloos.</text:p>
      <text:p text:style-name="Standaard"/>
      <text:h text:style-name="Kop2" text:outline-level="2">Ervaring<text:s/>Scikit</text:h>
      <text:p text:style-name="Standaard">In eerste instantie heb ik de webpagina bezocht van<text:s/>Scikit<text:s/>om informatie over het programma op te zoeken. De werking van<text:s/>Scikit<text:s/>bleek<text:s/>in grote mate overeen te komen met<text:s/>Tensorflow: het trainen en valideren en voorspellen maakt gebruik van de zelfde methoden als voor<text:s/>Tensorflow. In de naamgeving van invoerparameters zaten ook grote overeenkomsten. Het opzetten van een neuraal netwerk in<text:s/>Scikit<text:s/>kon gebaseerd worden op de werkwijze van<text:s/>Tensorflow. Een verschil tussen<text:s/>Tensorflow<text:s/>en<text:s/>Scikit<text:s/>is dat<text:s/>Tensorflow<text:s/>meer opgebouwd is uit classes, terwijl<text:s/>Scikit<text:s/>meer met functies werkt.<text:s/></text:p>
      <text:p text:style-name="Standaard">Zowel met<text:s/>Scikit<text:s/>als met<text:s/>Tensorflow<text:s/>heb ik een getraind model kunnen maken, zowel voor de sonar situatie als voor de lidar situatie.<text:s/></text:p>
      <text:list text:style-name="LFO2" text:continue-numbering="true">
        <text:list-item>
          <text:p text:style-name="P68">Zowel<text:s/>Scikit<text:s/>als<text:s/>Tensorflow<text:s/>blijven binnen het parkoers voor de sonar track</text:p>
        </text:list-item>
        <text:list-item>
          <text:p text:style-name="P69">Zowel<text:s/>Scikit<text:s/>als<text:s/>Tensorflow<text:s/>missen bochten voor de lidar track.<text:s/></text:p>
        </text:list-item>
      </text:list>
      <text:p text:style-name="Standaard">De opzet van de<text:s/>Tensorflow<text:s/>en<text:s/>Scikit<text:s/>modellen zijn licht afwijkend, maar het gevolgde parkoers lijkt redelijk goed overeen te komen voor beiden.<text:s/></text:p>
      <text:p text:style-name="Standaard">Overige vergelijkingen<text:s/>Scikit<text:s/>learn –<text:s/>Tensorflow</text:p>
      <text:p text:style-name="Standaard"/>
      <table:table table:style-name="Table70">
        <table:table-columns>
          <table:table-column table:style-name="TableColumn71"/>
          <table:table-column table:style-name="TableColumn72"/>
          <table:table-column table:style-name="TableColumn73"/>
        </table:table-columns>
        <table:table-row table:style-name="TableRow74">
          <table:table-cell table:style-name="TableCell75">
            <text:p text:style-name="P76"/>
          </table:table-cell>
          <table:table-cell table:style-name="TableCell77">
            <text:p text:style-name="P78">Tensorflow</text:p>
          </table:table-cell>
          <table:table-cell table:style-name="TableCell79">
            <text:p text:style-name="P80">Scikit<text:s/>learn</text:p>
          </table:table-cell>
        </table:table-row>
        <table:table-row table:style-name="TableRow81">
          <table:table-cell table:style-name="TableCell82">
            <text:p text:style-name="P83">Opzet model<text:s/></text:p>
          </table:table-cell>
          <table:table-cell table:style-name="TableCell84">
            <text:p text:style-name="P85">Duurt langer<text:s/>dan<text:s/>Scikit<text:s/>om een model op te zetten</text:p>
          </table:table-cell>
          <table:table-cell table:style-name="TableCell86">
            <text:p text:style-name="P87">Relatief snel<text:s/>een getraind model</text:p>
          </table:table-cell>
        </table:table-row>
        <table:table-row table:style-name="TableRow88">
          <table:table-cell table:style-name="TableCell89">
            <text:p text:style-name="P90"/>
          </table:table-cell>
          <table:table-cell table:style-name="TableCell91">
            <text:p text:style-name="P92"/>
          </table:table-cell>
          <table:table-cell table:style-name="TableCell93">
            <text:p text:style-name="P94"/>
          </table:table-cell>
        </table:table-row>
        <table:table-row table:style-name="TableRow95">
          <table:table-cell table:style-name="TableCell96">
            <text:p text:style-name="P97">Invoeren Configuratie<text:s/></text:p>
          </table:table-cell>
          <table:table-cell table:style-name="TableCell98">
            <text:p text:style-name="P99">Via aparte objecten voor optimizer,<text:s/>metrics en loss functie.</text:p>
          </table:table-cell>
          <table:table-cell table:style-name="TableCell100">
            <text:p text:style-name="P101">Expliciet opgeven in script</text:p>
          </table:table-cell>
        </table:table-row>
        <table:table-row table:style-name="TableRow102">
          <table:table-cell table:style-name="TableCell103">
            <text:p text:style-name="P104">Opties configuratie<text:s/></text:p>
          </table:table-cell>
          <table:table-cell table:style-name="TableCell105">
            <text:p text:style-name="P106">Zeer uitgebreid</text:p>
          </table:table-cell>
          <table:table-cell table:style-name="TableCell107">
            <text:p text:style-name="P108">Minder uitgebreid dan<text:s/>Scikit<text:s/>Learn</text:p>
          </table:table-cell>
        </table:table-row>
        <table:table-row table:style-name="TableRow109">
          <table:table-cell table:style-name="TableCell110">
            <text:p text:style-name="P111"/>
          </table:table-cell>
          <table:table-cell table:style-name="TableCell112">
            <text:p text:style-name="P113"/>
          </table:table-cell>
          <table:table-cell table:style-name="TableCell114">
            <text:p text:style-name="P115"/>
          </table:table-cell>
        </table:table-row>
        <table:table-row table:style-name="TableRow116">
          <table:table-cell table:style-name="TableCell117">
            <text:p text:style-name="P118">Hulp bij configuratie</text:p>
          </table:table-cell>
          <table:table-cell table:style-name="TableCell119">
            <text:p text:style-name="P120">Tool Keras Tuner<text:s/></text:p>
          </table:table-cell>
          <table:table-cell table:style-name="TableCell121">
            <text:p text:style-name="P122">Geen aparte tool?</text:p>
          </table:table-cell>
        </table:table-row>
        <table:table-row table:style-name="TableRow123">
          <table:table-cell table:style-name="TableCell124">
            <text:p text:style-name="P125"/>
          </table:table-cell>
          <table:table-cell table:style-name="TableCell126">
            <text:p text:style-name="P127"/>
          </table:table-cell>
          <table:table-cell table:style-name="TableCell128">
            <text:p text:style-name="P129"/>
          </table:table-cell>
        </table:table-row>
        <table:table-row table:style-name="TableRow130">
          <table:table-cell table:style-name="TableCell131">
            <text:p text:style-name="P132">Rekentijd</text:p>
          </table:table-cell>
          <table:table-cell table:style-name="TableCell133">
            <text:p text:style-name="P134">Minuut</text:p>
          </table:table-cell>
          <table:table-cell table:style-name="TableCell135">
            <text:p text:style-name="P136">Paar seconden</text:p>
          </table:table-cell>
        </table:table-row>
        <table:table-row table:style-name="TableRow137">
          <table:table-cell table:style-name="TableCell138">
            <text:p text:style-name="P139"/>
          </table:table-cell>
          <table:table-cell table:style-name="TableCell140">
            <text:p text:style-name="P141"/>
          </table:table-cell>
          <table:table-cell table:style-name="TableCell142">
            <text:p text:style-name="P143"/>
          </table:table-cell>
        </table:table-row>
        <table:table-row table:style-name="TableRow144">
          <table:table-cell table:style-name="TableCell145">
            <text:p text:style-name="P146">Gedrag auto</text:p>
          </table:table-cell>
          <table:table-cell table:style-name="TableCell147">
            <text:p text:style-name="P148">Lijkend op<text:s/>Scikit</text:p>
          </table:table-cell>
          <table:table-cell table:style-name="TableCell149">
            <text:p text:style-name="P150">Lijkend op<text:s/>Tensorflow</text:p>
          </table:table-cell>
        </table:table-row>
        <table:table-row table:style-name="TableRow151">
          <table:table-cell table:style-name="TableCell152">
            <text:p text:style-name="P153"/>
          </table:table-cell>
          <table:table-cell table:style-name="TableCell154">
            <text:p text:style-name="P155"/>
          </table:table-cell>
          <table:table-cell table:style-name="TableCell156">
            <text:p text:style-name="P157"/>
          </table:table-cell>
        </table:table-row>
      </table:table>
      <text:p text:style-name="Standaard"/>
      <text:p text:style-name="Standaard"/>
      <text:p text:style-name="Standaard"/>
      <text:p text:style-name="Standaard"/>
      <text:p text:style-name="P158"/>
      <text:h text:style-name="Kop1" text:outline-level="1">Verbetervoorstellen aansturing van het neurale netwerk.<text:s/></text:h>
      <text:p text:style-name="P159"/>
      <text:h text:style-name="Kop2" text:outline-level="2">Trainingsset</text:h>
      <text:p text:style-name="Standaard">In de trainingsset<text:s/>worden de zelfde regels meerdere malen herhaald, hieronder volgt een voorbeeld:</text:p>
      <text:p text:style-name="P160"><text:s/><text:span text:style-name="T161">1.413 1.2405<text:s/></text:span><text:span text:style-name="T162">1.7382 -22.0</text:span></text:p>
      <text:p text:style-name="P163">1.387 1.2204 1.7179 -22.0</text:p>
      <text:p text:style-name="P164">1.3767 1.2127 1.7097 -22.0</text:p>
      <text:p text:style-name="P165">1.3767 1.2127 1.7097 -22.0</text:p>
      <text:p text:style-name="P166">1.3294 1.1784 1.6701 -22.0</text:p>
      <text:p text:style-name="P167">1.3294 1.1784 1.6701 -22.0</text:p>
      <text:p text:style-name="P168">1.9688 1.1498 1.6317 0.0</text:p>
      <text:p text:style-name="Standaard">Tenzij de auto stil staat, zou iedere regel er anders eruit moeten zien. Dit is een tekortkoming in de <text:s/>trainingsset.<text:s/>De sleep is te kort om verse gegevens te ontvangen uit de simulatie omgeving. De trainingsset is nu niet optimaal. Vraag is echter<text:s/>of het veel invloed heeft op het eindresultaat.<text:s/></text:p>
      <text:p text:style-name="Standaard"/>
      <text:h text:style-name="Kop2" text:outline-level="2">Inwinning trainingsdata</text:h>
      <text:p text:style-name="Standaard">De trainingsset zou ook verbeterd kunnen worden door de trainingsdata op een andere manier in te winnen. Daar zie ik de volgende mogelijkheid voor:</text:p>
      <text:list text:style-name="LFO2" text:continue-numbering="true">
        <text:list-item>
          <text:p text:style-name="P169">Een nieuw parkoers maken, die meer varieert in breedte en bochtigheid.<text:s/>Het<text:s/>af te leggen<text:s/>parkoers moet zodanig lastig zijn dat de hardcoded uit de bocht vliegt. <text:s/></text:p>
        </text:list-item>
        <text:list-item>
          <text:p text:style-name="P170">Handmatig de auto besturen, meerdere keren het parkoers afrijden en de beste ritten gebruiken voor het trainen van de auto.</text:p>
        </text:list-item>
      </text:list>
      <text:p text:style-name="Standaard">Aan de outputlaag moet dan een extra node worden toegevoegd, namelijk voor de snelheid, want deze is dan niet direct afhankelijk van de stuurrichting.<text:s/></text:p>
      <text:p text:style-name="Standaard">Het is een arbeidsintensief om<text:s/>zo’n<text:s/>trainingsset te ontwikkelen, het kost tijd om een geschikt parkoers te maken en veel oefenrondjes om tot een goede trainingsset te komen, maar het biedt de beste kansen om de besturing van het neurale netwerk te verbeteren. <text:s/></text:p>
      <text:p text:style-name="Standaard"/>
      <text:h text:style-name="Kop2" text:outline-level="2">Toepassen Reinforcement Learning</text:h>
      <text:p text:style-name="Standaard">Sturing via het<text:s/>neuraal netwerk<text:s/>is<text:s/>gebaseerd op testritten met de hardcoded. Het neurale netwerk speelt de hardcoded rijstijl na. Het leereffect is daarmee beperkt, er bestaat geen mogelijkheid om te leren van gemaakte fouten. Door het toepassen van reinforcement learning kun je een extra leerelement toevoegen.<text:s/></text:p>
      <text:p text:style-name="Standaard">Met reinforcement learning voeg je beloning en straffen toe aan bepaalde acties. In het geval van de auto zou je straffen kunnen toekennen aan het aanrijden van een pillon, of beloningspunten als je pillonen in de juiste volgorde passeert. Je past dan de weegfactoren aan op basis van de strafpunten/ beloningspunten van testritten.</text:p>
      <text:p text:style-name="Standaard"/>
      <text:soft-page-break/>
      <text:h text:style-name="Kop2" text:outline-level="2">Opzet code<text:s/></text:h>
      <text:p text:style-name="P171">De code is zo opgezet dat met het starten van één shell script de virtuele omgeving gestart wordt en de auto in beweging gezet kan worden, waarbij een vrij keus bestaat tussen<text:s/>Tensorflow<text:s/>of<text:s/>Scikit, en lidar en sonar. Er zijn nog grote verbeteringen te maken zodat de keuzevrijheid eenvoudig is uit te breiden.<text:s/></text:p>
      <text:p text:style-name="P172">Er bestaat nog mogelijkheid om wisselende parkoersen te selecteren. Het is mogelijk om<text:s/>ter vervanging van<text:s/>Tensorflow<text:s/>of<text:s/>Scikit<text:s/>, Pytorch toe te voegen, maar dit kan efficienter opgezet worden. Er zou daarvoor een aparte klasse aangemaakt kunnen worden. Met het inrichten van klasses kan de code makkelijker opgeschaald worden.<text:s/></text:p>
      <text:h text:style-name="P173" text:outline-level="2"/>
      <text:h text:style-name="Kop1" text:outline-level="1">Conclusies</text:h>
      <text:p text:style-name="Standaard">Ik ben er in<text:s/>geslaagd om binnen een paar weken een auto te besturen met een neuraal netwerk binnen een virtuele omgeving. Ik heb een aantal neurale netwerken gemaakt met<text:s/>Tensorflow<text:s/>en<text:s/>Scikit<text:s/>Learn. De auto krijgt daarbij informatie uit sensoren, lidar of sonar en uit die informatie wordt een stuurhoek afgeleid.</text:p>
      <text:p text:style-name="Standaard">Er zijn een aantal verschillen in de interface tussen<text:s/>Scikit<text:s/>en<text:s/>Tensorflow, maar er is geen wezenlijk verschil in het gedrag van de auto.<text:s/>Scikit<text:s/>lijkt wat eenvoudiger in gebruik,<text:s/>Tensorflow<text:s/>heeft een meer modulaire opbouw en biedt meer mogelijkheden om een model<text:s/>te<text:s/>configureren.<text:s/></text:p>
      <text:p text:style-name="Standaard">Het is niet eenvoudig om de instellingen van het neurale netwerk te optimaliseren. Ik heb geëxperimenteerd met verschillende instellingen. Het was lastig om het effect van een verandering in configuratie vast te stellen, omdat bij iedere trainingssessie met een unieke startpositie gestart wordt, hetgeen tot een uniek eindresultaat leidt.<text:s/>Er moeten meerdere trainingssessies afgelegd worden om tot een optimaal resultaat te komen.<text:s/></text:p>
      <text:p text:style-name="Standaard">Het is wel duidelijk dat de kans groter wordt dat het gedrag van de test data beter wordt nagebootst door het model als het model uit meer lagen en meer nodes bestaat. Het trainen van een model met meer lagen en<text:s/>nodes vergt daarentegen meer rekentijd.<text:s/></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c Rotsaert (1065070)</meta:initial-creator>
    <dc:creator>Marc Rotsaert (1065070)</dc:creator>
    <meta:creation-date>2022-10-05T12:32:00Z</meta:creation-date>
    <dc:date>2022-10-07T10:01:00Z</dc:date>
    <meta:template xlink:href="Normal.dotm" xlink:type="simple"/>
    <meta:editing-cycles>39</meta:editing-cycles>
    <meta:editing-duration>PT31140S</meta:editing-duration>
    <meta:document-statistic meta:page-count="10" meta:paragraph-count="39" meta:word-count="3071" meta:character-count="19927" meta:row-count="140" meta:non-whitespace-character-count="16895"/>
  </office:meta>
</office:document-meta>
</file>